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is data karyawan</text:h>
      <text:h text:outline-level="2" text:style-name="Heading_2" text:is-list-header="true">Struktur dari tabel tb_karyawan</text:h>
      <table:table table:name="tb_karyawan_structure">
        <table:table-column table:number-columns-repeated="7"/>
        <table:table-row>
          <table:table-cell office:value-type="string">
            <text:p>Kolom</text:p>
          </table:table-cell>
          <table:table-cell office:value-type="string">
            <text:p>Jenis</text:p>
          </table:table-cell>
          <table:table-cell office:value-type="string">
            <text:p>Tak Ternilai</text:p>
          </table:table-cell>
          <table:table-cell office:value-type="string">
            <text:p>Bawaan</text:p>
          </table:table-cell>
          <table:table-cell office:value-type="string">
            <text:p>Tautan ke</text:p>
          </table:table-cell>
          <table:table-cell office:value-type="string">
            <text:p>Komentar</text:p>
          </table:table-cell>
          <table:table-cell office:value-type="string">
            <text:p>Media (MIME) type</text:p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28)</text:p>
          </table:table-cell>
          <table:table-cell office:value-type="string">
            <text:p>Tid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8)</text:p>
          </table:table-cell>
          <table:table-cell office:value-type="string">
            <text:p>Tid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28)</text:p>
          </table:table-cell>
          <table:table-cell office:value-type="string">
            <text:p>Tid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32)</text:p>
          </table:table-cell>
          <table:table-cell office:value-type="string">
            <text:p>Tid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s_active</text:p>
          </table:table-cell>
          <table:table-cell office:value-type="string">
            <text:p>int(1)</text:p>
          </table:table-cell>
          <table:table-cell office:value-type="string">
            <text:p>Tid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untuk tabel tb_karyawan</text:h>
      <table:table table:name="tb_karyawan_structure">
        <table:table-column table:number-columns-repeated="5"/>
        <table:table-row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is_active</text:p>
          </table:table-cell>
        </table:table-row>
        <table:table-row>
          <table:table-cell office:value-type="string">
            <text:p>Abdillah Ali</text:p>
          </table:table-cell>
          <table:table-cell office:value-type="float" office:value="25">
            <text:p>25</text:p>
          </table:table-cell>
          <table:table-cell office:value-type="string">
            <text:p>aliabdillah371@gmail.com</text:p>
          </table:table-cell>
          <table:table-cell office:value-type="string">
            <text:p>12121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bdillah Ali</text:p>
          </table:table-cell>
          <table:table-cell office:value-type="float" office:value="27">
            <text:p>27</text:p>
          </table:table-cell>
          <table:table-cell office:value-type="string">
            <text:p>admin123@gmail.com</text:p>
          </table:table-cell>
          <table:table-cell office:value-type="string">
            <text:p>111111</text:p>
          </table:table-cell>
          <table:table-cell office:value-type="float" office:value="1">
            <text:p>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8-03T06:22:09</meta:creation-date>
  </office:meta>
</office:document-meta>
</file>